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931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5507in"/>
    </style:style>
    <style:style style:name="Table1.C" style:family="table-column">
      <style:table-column-properties style:column-width="2.55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Heading_20_1">
      <style:text-properties officeooo:paragraph-rsid="001722eb"/>
    </style:style>
    <style:style style:name="P6" style:family="paragraph" style:parent-style-name="Heading_20_2">
      <style:text-properties officeooo:paragraph-rsid="001722eb"/>
    </style:style>
    <style:style style:name="P7" style:family="paragraph" style:parent-style-name="Heading_20_3">
      <style:text-properties officeooo:paragraph-rsid="001722eb"/>
    </style:style>
    <style:style style:name="P8" style:family="paragraph" style:parent-style-name="Horizontal_20_Line">
      <style:text-properties officeooo:paragraph-rsid="001722eb"/>
    </style:style>
    <style:style style:name="P9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Preformatted_20_Text" style:list-style-name="L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1" style:family="paragraph" style:parent-style-name="Preformatted_20_Text" style:list-style-name="L10">
      <style:paragraph-properties fo:margin-left="0in" fo:margin-right="0in" fo:text-indent="0in" style:auto-text-indent="false" style:writing-mode="lr-tb"/>
    </style:style>
    <style:style style:name="P12" style:family="paragraph" style:parent-style-name="Preformatted_20_Text" style:list-style-name="L10">
      <style:paragraph-properties fo:margin-top="0in" fo:margin-bottom="0.1965in" style:contextual-spacing="false" style:writing-mode="lr-tb"/>
    </style:style>
    <style:style style:name="P13" style:family="paragraph" style:parent-style-name="Preformatted_20_Text" style:list-style-name="L20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722eb"/>
    </style:style>
    <style:style style:name="P14" style:family="paragraph" style:parent-style-name="Preformatted_20_Text" style:list-style-name="L26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722eb"/>
    </style:style>
    <style:style style:name="P15" style:family="paragraph" style:parent-style-name="Preformatted_20_Text" style:list-style-name="L28">
      <style:paragraph-properties fo:margin-left="0in" fo:margin-right="0in" fo:text-indent="0in" style:auto-text-indent="false" style:writing-mode="lr-tb"/>
      <style:text-properties officeooo:paragraph-rsid="001722eb"/>
    </style:style>
    <style:style style:name="P16" style:family="paragraph" style:parent-style-name="Preformatted_20_Text" style:list-style-name="L28">
      <style:paragraph-properties fo:margin-top="0in" fo:margin-bottom="0.1965in" style:contextual-spacing="false" style:writing-mode="lr-tb"/>
      <style:text-properties officeooo:paragraph-rsid="001722eb"/>
    </style:style>
    <style:style style:name="P1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722eb"/>
    </style:style>
    <style:style style:name="P18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722eb"/>
    </style:style>
    <style:style style:name="P19" style:family="paragraph" style:parent-style-name="Preformatted_20_Text">
      <style:paragraph-properties style:writing-mode="lr-tb"/>
      <style:text-properties officeooo:paragraph-rsid="001722eb"/>
    </style:style>
    <style:style style:name="P20" style:family="paragraph" style:parent-style-name="Preformatted_20_Text">
      <style:paragraph-properties fo:margin-top="0in" fo:margin-bottom="0.1965in" style:contextual-spacing="false" style:writing-mode="lr-tb"/>
      <style:text-properties officeooo:paragraph-rsid="001722eb"/>
    </style:style>
    <style:style style:name="P21" style:family="paragraph" style:parent-style-name="Quotations">
      <style:text-properties officeooo:paragraph-rsid="001722eb"/>
    </style:style>
    <style:style style:name="P22" style:family="paragraph" style:parent-style-name="Standard">
      <style:text-properties officeooo:paragraph-rsid="001722eb"/>
    </style:style>
    <style:style style:name="P23" style:family="paragraph" style:parent-style-name="Table_20_Contents">
      <style:text-properties officeooo:paragraph-rsid="001722eb"/>
    </style:style>
    <style:style style:name="P24" style:family="paragraph" style:parent-style-name="Table_20_Heading">
      <style:text-properties officeooo:paragraph-rsid="001722eb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officeooo:paragraph-rsid="001722eb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 style:list-style-name="L14"/>
    <style:style style:name="P39" style:family="paragraph" style:parent-style-name="Text_20_body" style:list-style-name="L15"/>
    <style:style style:name="P40" style:family="paragraph" style:parent-style-name="Text_20_body" style:list-style-name="L16"/>
    <style:style style:name="P41" style:family="paragraph" style:parent-style-name="Text_20_body" style:list-style-name="L17"/>
    <style:style style:name="P42" style:family="paragraph" style:parent-style-name="Text_20_body" style:list-style-name="L18"/>
    <style:style style:name="P43" style:family="paragraph" style:parent-style-name="Text_20_body" style:list-style-name="L19"/>
    <style:style style:name="P44" style:family="paragraph" style:parent-style-name="Text_20_body" style:list-style-name="L20">
      <style:text-properties officeooo:paragraph-rsid="001722eb"/>
    </style:style>
    <style:style style:name="P45" style:family="paragraph" style:parent-style-name="Text_20_body" style:list-style-name="L21">
      <style:text-properties officeooo:paragraph-rsid="001722eb"/>
    </style:style>
    <style:style style:name="P46" style:family="paragraph" style:parent-style-name="Text_20_body" style:list-style-name="L22">
      <style:text-properties officeooo:paragraph-rsid="001722eb"/>
    </style:style>
    <style:style style:name="P47" style:family="paragraph" style:parent-style-name="Text_20_body" style:list-style-name="L23">
      <style:text-properties officeooo:paragraph-rsid="001722eb"/>
    </style:style>
    <style:style style:name="P48" style:family="paragraph" style:parent-style-name="Text_20_body" style:list-style-name="L24">
      <style:text-properties officeooo:paragraph-rsid="001722eb"/>
    </style:style>
    <style:style style:name="P49" style:family="paragraph" style:parent-style-name="Text_20_body" style:list-style-name="L25">
      <style:text-properties officeooo:paragraph-rsid="001722eb"/>
    </style:style>
    <style:style style:name="P50" style:family="paragraph" style:parent-style-name="Text_20_body" style:list-style-name="L27">
      <style:text-properties officeooo:paragraph-rsid="001722eb"/>
    </style:style>
    <style:style style:name="P51" style:family="paragraph" style:parent-style-name="Text_20_body" style:list-style-name="L28">
      <style:text-properties officeooo:paragraph-rsid="001722eb"/>
    </style:style>
    <style:style style:name="P52" style:family="paragraph" style:parent-style-name="Text_20_body" style:list-style-name="L29">
      <style:text-properties officeooo:paragraph-rsid="001722eb"/>
    </style:style>
    <style:style style:name="P53" style:family="paragraph" style:parent-style-name="Text_20_body" style:list-style-name="L30">
      <style:text-properties officeooo:paragraph-rsid="001722eb"/>
    </style:style>
    <style:style style:name="P54" style:family="paragraph" style:parent-style-name="Text_20_body" style:list-style-name="L31">
      <style:text-properties officeooo:paragraph-rsid="001722eb"/>
    </style:style>
    <style:style style:name="P55" style:family="paragraph" style:parent-style-name="Text_20_body" style:list-style-name="L32">
      <style:text-properties officeooo:paragraph-rsid="001722eb"/>
    </style:style>
    <style:style style:name="P56" style:family="paragraph" style:parent-style-name="Text_20_body" style:list-style-name="L33">
      <style:text-properties officeooo:paragraph-rsid="001722eb"/>
    </style:style>
    <style:style style:name="P57" style:family="paragraph" style:parent-style-name="Text_20_body" style:list-style-name="L34">
      <style:text-properties officeooo:paragraph-rsid="001722eb"/>
    </style:style>
    <style:style style:name="P58" style:family="paragraph" style:parent-style-name="Text_20_body" style:list-style-name="L35">
      <style:text-properties officeooo:paragraph-rsid="001722eb"/>
    </style:style>
    <style:style style:name="P59" style:family="paragraph" style:parent-style-name="Text_20_body" style:list-style-name="L36">
      <style:text-properties officeooo:paragraph-rsid="001722eb"/>
    </style:style>
    <style:style style:name="P60" style:family="paragraph" style:parent-style-name="Text_20_body" style:list-style-name="L37">
      <style:text-properties officeooo:paragraph-rsid="001722eb"/>
    </style:style>
    <style:style style:name="P61" style:family="paragraph" style:parent-style-name="Text_20_body">
      <style:text-properties officeooo:paragraph-rsid="001722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Energy Pulse Logging &amp; Compression Scheme</text:h>
      <text:p text:style-name="P61"><text:span text:style-name="Emphasis">(Authoritative Design Note)</text:span></text:p>
      <text:h text:style-name="P6" text:outline-level="2">1. Measurement Model</text:h>
      <text:list text:style-name="L1">
        <text:list-item>
          <text:p text:style-name="P26">Each <text:span text:style-name="Strong_20_Emphasis">pulse</text:span> represents a fixed quantum of energy (Wh per pulse).</text:p>
        </text:list-item>
        <text:list-item>
          <text:p text:style-name="P26">Pulse timing encodes <text:span text:style-name="Strong_20_Emphasis">instantaneous power</text:span>.</text:p>
        </text:list-item>
        <text:list-item>
          <text:p text:style-name="P26">Original raw data format:</text:p>
        </text:list-item>
      </text:list>
      <text:list text:style-name="L20">
        <text:list-item>
          <text:p text:style-name="P13"><text:span text:style-name="Source_20_Text">(epoch_seconds, DeltaT_microseconds)</text:span></text:p>
        </text:list-item>
        <text:list-item>
          <text:p text:style-name="P44">Energy is <text:span text:style-name="Strong_20_Emphasis">counted pulses</text:span>.</text:p>
        </text:list-item>
        <text:list-item>
          <text:p text:style-name="P44">Power is <text:span text:style-name="Strong_20_Emphasis">derived from timing</text:span>, not directly measured.</text:p>
        </text:list-item>
      </text:list>
      <text:p text:style-name="P8"/>
      <text:h text:style-name="P6" text:outline-level="2">2. Design Goals</text:h>
      <text:list text:style-name="L21">
        <text:list-item>
          <text:p text:style-name="P45">Preserve <text:span text:style-name="Strong_20_Emphasis">exact energy</text:span> (lossless)</text:p>
        </text:list-item>
        <text:list-item>
          <text:p text:style-name="P45">Preserve <text:span text:style-name="Strong_20_Emphasis">high-resolution power derivation</text:span></text:p>
        </text:list-item>
        <text:list-item>
          <text:p text:style-name="P45">Reduce <text:span text:style-name="Strong_20_Emphasis">storage size</text:span></text:p>
        </text:list-item>
        <text:list-item>
          <text:p text:style-name="P45">Eliminate <text:span text:style-name="Strong_20_Emphasis">duplicate epoch issues</text:span></text:p>
        </text:list-item>
        <text:list-item>
          <text:p text:style-name="P45">Enable <text:span text:style-name="Strong_20_Emphasis">fast Grafana queries</text:span></text:p>
        </text:list-item>
        <text:list-item>
          <text:p text:style-name="P45">Maintain <text:span text:style-name="Strong_20_Emphasis">continuous, non-resetting history</text:span></text:p>
        </text:list-item>
      </text:list>
      <text:p text:style-name="P8"/>
      <text:h text:style-name="P6" text:outline-level="2">3. Conceptual Shift</text:h>
      <text:p text:style-name="P61">The data stream is <text:span text:style-name="Strong_20_Emphasis">continuous</text:span>.<text:line-break/>There are:</text:p>
      <text:list text:style-name="L22">
        <text:list-item>
          <text:p text:style-name="P46">no semantic “runs”</text:p>
        </text:list-item>
        <text:list-item>
          <text:p text:style-name="P46">no resets</text:p>
        </text:list-item>
        <text:list-item>
          <text:p text:style-name="P46">no logical boundaries</text:p>
        </text:list-item>
      </text:list>
      <text:p text:style-name="P61">Compression introduces <text:span text:style-name="Strong_20_Emphasis">storage blocks</text:span>, which are purely an implementation detail.</text:p>
      <text:p text:style-name="P8"/>
      <text:h text:style-name="P6" text:outline-level="2"><text:soft-page-break/>4. Storage Block Format (Binary Concept)</text:h>
      <text:p text:style-name="P61">Each block represents a compressed span of pulse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4">Field</text:p>
            </table:table-cell>
            <table:table-cell table:style-name="Table1.A1" office:value-type="string">
              <text:p text:style-name="P24">Size</text:p>
            </table:table-cell>
            <table:table-cell table:style-name="Table1.A1" office:value-type="string">
              <text:p text:style-name="P24">Description</text:p>
            </table:table-cell>
          </table:table-row>
        </table:table-header-rows>
        <table:table-row>
          <table:table-cell table:style-name="Table1.A1" office:value-type="string">
            <text:p text:style-name="P23"><text:span text:style-name="Source_20_Text">start_epoch</text:span></text:p>
          </table:table-cell>
          <table:table-cell table:style-name="Table1.A1" office:value-type="string">
            <text:p text:style-name="P23">4 bytes</text:p>
          </table:table-cell>
          <table:table-cell table:style-name="Table1.A1" office:value-type="string">
            <text:p text:style-name="P23">Unix epoch (seconds) of first pulse</text:p>
          </table:table-cell>
        </table:table-row>
        <table:table-row>
          <table:table-cell table:style-name="Table1.A1" office:value-type="string">
            <text:p text:style-name="P23"><text:span text:style-name="Source_20_Text">duration_ms</text:span></text:p>
          </table:table-cell>
          <table:table-cell table:style-name="Table1.A1" office:value-type="string">
            <text:p text:style-name="P23">2 bytes</text:p>
          </table:table-cell>
          <table:table-cell table:style-name="Table1.A1" office:value-type="string">
            <text:p text:style-name="P23">Elapsed time of block (milliseconds)</text:p>
          </table:table-cell>
        </table:table-row>
        <table:table-row>
          <table:table-cell table:style-name="Table1.A1" office:value-type="string">
            <text:p text:style-name="P23"><text:span text:style-name="Source_20_Text">pulse_count</text:span></text:p>
          </table:table-cell>
          <table:table-cell table:style-name="Table1.A1" office:value-type="string">
            <text:p text:style-name="P23">1 byte</text:p>
          </table:table-cell>
          <table:table-cell table:style-name="Table1.A1" office:value-type="string">
            <text:p text:style-name="P23">Number of pulses in block</text:p>
          </table:table-cell>
        </table:table-row>
      </table:table>
      <text:p text:style-name="P61"><text:span text:style-name="Strong_20_Emphasis">Total: 7 bytes per block</text:span></text:p>
      <text:list text:style-name="L23">
        <text:list-item>
          <text:p text:style-name="P47">Little-endian</text:p>
        </text:list-item>
        <text:list-item>
          <text:p text:style-name="P47">No padding</text:p>
        </text:list-item>
        <text:list-item>
          <text:p text:style-name="P47">No alignment assumptions</text:p>
        </text:list-item>
      </text:list>
      <text:p text:style-name="P8"/>
      <text:h text:style-name="P6" text:outline-level="2">5. Physical Validity Ranges</text:h>
      <text:list text:style-name="L24">
        <text:list-item>
          <text:p text:style-name="P48"><text:span text:style-name="Source_20_Text">start_epoch</text:span> (uint32): valid through year 2106</text:p>
        </text:list-item>
        <text:list-item>
          <text:p text:style-name="P48"><text:span text:style-name="Source_20_Text">duration_ms</text:span> (uint16): 0–65,535 ms</text:p>
        </text:list-item>
        <text:list-item>
          <text:p text:style-name="P48"><text:span text:style-name="Source_20_Text">pulse_count</text:span> (uint8): 0–255 pulses<text:line-break/>(255 pulses/sec ≈ 918 kW → physically impossible)</text:p>
        </text:list-item>
      </text:list>
      <text:p text:style-name="P8"/>
      <text:h text:style-name="P6" text:outline-level="2">6. Derived Quantities</text:h>
      <text:p text:style-name="P61">Given a block:</text:p>
      <text:p text:style-name="P17"><text:span text:style-name="Source_20_Text">(start_epoch, duration_ms, pulse_count)</text:span></text:p>
      <text:h text:style-name="P7" text:outline-level="3">Energy (exact)</text:h>
      <text:p text:style-name="P17"><text:span text:style-name="Source_20_Text">Energy = pulse_count × Wh_per_pulse</text:span></text:p>
      <text:h text:style-name="P7" text:outline-level="3">Average Power over block</text:h>
      <text:p text:style-name="P17"><text:span text:style-name="Source_20_Text">Watts = (pulse_count × 3,600,000) / duration_ms</text:span></text:p>
      <text:p text:style-name="P61">Power precision error ≤ 0.5 ms / duration<text:line-break/>→ &lt;0.5% worst case, typically far better</text:p>
      <text:p text:style-name="P8"/>
      <text:h text:style-name="P6" text:outline-level="2"><text:soft-page-break/>7. Block Accumulation Algorithm (Formal)</text:h>
      <text:h text:style-name="P7" text:outline-level="3">State Variables</text:h>
      <text:p text:style-name="P18"><text:span text:style-name="Source_20_Text">current_start_epoch</text:span></text:p>
      <text:p text:style-name="P19"><text:span text:style-name="Source_20_Text">current_duration_ms</text:span></text:p>
      <text:p text:style-name="P20"><text:span text:style-name="Source_20_Text">current_pulse_count</text:span></text:p>
      <text:h text:style-name="P7" text:outline-level="3">Initialization</text:h>
      <text:p text:style-name="P61">On first pulse:</text:p>
      <text:p text:style-name="P18"><text:span text:style-name="Source_20_Text">current_start_epoch = pulse_epoch</text:span></text:p>
      <text:p text:style-name="P19"><text:span text:style-name="Source_20_Text">current_duration_ms = 0</text:span></text:p>
      <text:p text:style-name="P19"><text:span text:style-name="Source_20_Text">current_pulse_count = 1</text:span></text:p>
      <text:p text:style-name="P20"><text:span text:style-name="Source_20_Text">last_pulse_time_us = pulse_time_us</text:span></text:p>
      <text:h text:style-name="P7" text:outline-level="3">For each subsequent pulse:</text:h>
      <text:list text:style-name="L25">
        <text:list-item>
          <text:p text:style-name="P49">Compute time delta from previous pulse:</text:p>
        </text:list-item>
      </text:list>
      <text:list text:style-name="L26">
        <text:list-item>
          <text:p text:style-name="P14"><text:span text:style-name="Source_20_Text">delta_us = pulse_time_us - last_pulse_time_us</text:span></text:p>
        </text:list-item>
      </text:list>
      <text:list text:style-name="L27">
        <text:list-item>
          <text:p text:style-name="P50">Tentatively accumulate:</text:p>
        </text:list-item>
      </text:list>
      <text:list text:style-name="L28">
        <text:list-item>
          <text:p text:style-name="P15"><text:span text:style-name="Source_20_Text">new_duration_ms = current_duration_ms + round(delta_us / 1000)</text:span></text:p>
          <text:p text:style-name="P16"><text:span text:style-name="Source_20_Text">new_pulse_count = current_pulse_count + 1</text:span></text:p>
        </text:list-item>
        <text:list-item>
          <text:p text:style-name="P51">If any limit would be exceeded:</text:p>
          <text:list>
            <text:list-item>
              <text:p text:style-name="P51"><text:span text:style-name="Source_20_Text">new_duration_ms &gt; 65535</text:span></text:p>
            </text:list-item>
            <text:list-item>
              <text:p text:style-name="P51"><text:span text:style-name="Source_20_Text">new_pulse_count &gt; 255</text:span></text:p>
            </text:list-item>
          </text:list>
          <text:p text:style-name="P51"><text:span text:style-name="Strong_20_Emphasis">Then:</text:span></text:p>
          <text:list text:continue-numbering="true">
            <text:list-item>
              <text:p text:style-name="P51">Emit current block</text:p>
            </text:list-item>
            <text:list-item>
              <text:p text:style-name="P51">Start new block with this pulse</text:p>
            </text:list-item>
          </text:list>
        </text:list-item>
        <text:list-item>
          <text:p text:style-name="P51">Else:</text:p>
          <text:list>
            <text:list-item>
              <text:p text:style-name="P51">Commit accumulation</text:p>
            </text:list-item>
            <text:list-item>
              <text:p text:style-name="P51">Update state</text:p>
            </text:list-item>
          </text:list>
        </text:list-item>
        <text:list-item>
          <text:p text:style-name="P51">Update <text:span text:style-name="Source_20_Text">last_pulse_time_us</text:span></text:p>
        </text:list-item>
      </text:list>
      <text:h text:style-name="P7" text:outline-level="3">Finalization</text:h>
      <text:p text:style-name="P61">At end of data:</text:p>
      <text:list text:style-name="L29">
        <text:list-item>
          <text:p text:style-name="P52">Emit current block</text:p>
        </text:list-item>
      </text:list>
      <text:p text:style-name="P8"/>
      <text:h text:style-name="P6" text:outline-level="2"><text:soft-page-break/>8. Block Boundaries</text:h>
      <text:p text:style-name="P61">Block boundaries are caused <text:span text:style-name="Strong_20_Emphasis">only</text:span> by:</text:p>
      <text:list text:style-name="L30">
        <text:list-item>
          <text:p text:style-name="P53">numeric overflow limits</text:p>
        </text:list-item>
        <text:list-item>
          <text:p text:style-name="P53">implementation convenience</text:p>
        </text:list-item>
      </text:list>
      <text:p text:style-name="P61">They <text:span text:style-name="Strong_20_Emphasis">do not</text:span> imply:</text:p>
      <text:list text:style-name="L31">
        <text:list-item>
          <text:p text:style-name="P54">load stability</text:p>
        </text:list-item>
        <text:list-item>
          <text:p text:style-name="P54">semantic segmentation</text:p>
        </text:list-item>
        <text:list-item>
          <text:p text:style-name="P54">resets of any kind</text:p>
        </text:list-item>
      </text:list>
      <text:p text:style-name="P8"/>
      <text:h text:style-name="P6" text:outline-level="2">9. Database Semantics</text:h>
      <text:list text:style-name="L32">
        <text:list-item>
          <text:p text:style-name="P55">Stored data is <text:span text:style-name="Strong_20_Emphasis">absolute and continuous</text:span></text:p>
        </text:list-item>
        <text:list-item>
          <text:p text:style-name="P55">No cumulative totals stored</text:p>
        </text:list-item>
        <text:list-item>
          <text:p text:style-name="P55">No daily resets stored</text:p>
        </text:list-item>
        <text:list-item>
          <text:p text:style-name="P55">No synthetic IDs required</text:p>
        </text:list-item>
        <text:list-item>
          <text:p text:style-name="P55">Epoch values are unique per block</text:p>
        </text:list-item>
      </text:list>
      <text:p text:style-name="P8"/>
      <text:h text:style-name="P6" text:outline-level="2">10. Visualization &amp; Query Semantics (Grafana)</text:h>
      <text:list text:style-name="L33">
        <text:list-item>
          <text:p text:style-name="P56"><text:span text:style-name="Strong_20_Emphasis">Cumulative kWh</text:span>:</text:p>
          <text:list>
            <text:list-item>
              <text:p text:style-name="P56">Computed in query</text:p>
            </text:list-item>
            <text:list-item>
              <text:p text:style-name="P56">Offset to zero at start of time range</text:p>
            </text:list-item>
          </text:list>
        </text:list-item>
        <text:list-item>
          <text:p text:style-name="P56"><text:span text:style-name="Strong_20_Emphasis">Daily kWh</text:span>:</text:p>
          <text:list>
            <text:list-item>
              <text:p text:style-name="P56">Computed via per-day windowing</text:p>
            </text:list-item>
            <text:list-item>
              <text:p text:style-name="P56">Resets at midnight (query logic)</text:p>
            </text:list-item>
          </text:list>
        </text:list-item>
        <text:list-item>
          <text:p text:style-name="P56"><text:span text:style-name="Strong_20_Emphasis">Instantaneous / Average Power</text:span>:</text:p>
          <text:list>
            <text:list-item>
              <text:p text:style-name="P56">Derived from <text:span text:style-name="Source_20_Text">pulse_count / duration_ms</text:span></text:p>
            </text:list-item>
          </text:list>
        </text:list-item>
      </text:list>
      <text:p text:style-name="P61">All resets occur <text:span text:style-name="Strong_20_Emphasis">at query time</text:span>, never in storage.</text:p>
      <text:p text:style-name="P8"/>
      <text:h text:style-name="P6" text:outline-level="2"><text:soft-page-break/>11. Key Invariants</text:h>
      <text:list text:style-name="L34">
        <text:list-item>
          <text:p text:style-name="P57">Energy is <text:span text:style-name="Strong_20_Emphasis">strictly conserved</text:span></text:p>
        </text:list-item>
        <text:list-item>
          <text:p text:style-name="P57">Compression is <text:span text:style-name="Strong_20_Emphasis">lossless</text:span></text:p>
        </text:list-item>
        <text:list-item>
          <text:p text:style-name="P57">Power remains <text:span text:style-name="Strong_20_Emphasis">high-resolution</text:span></text:p>
        </text:list-item>
        <text:list-item>
          <text:p text:style-name="P57">Storage is <text:span text:style-name="Strong_20_Emphasis">space-efficient</text:span></text:p>
        </text:list-item>
        <text:list-item>
          <text:p text:style-name="P57">Time ordering is <text:span text:style-name="Strong_20_Emphasis">unambiguous</text:span></text:p>
        </text:list-item>
      </text:list>
      <text:p text:style-name="P8"/>
      <text:h text:style-name="P6" text:outline-level="2">12. Design Summary (One Sentence)</text:h>
      <text:p text:style-name="P21"><text:span text:style-name="Emphasis">This system stores continuous pulse-derived energy data as compressed time blocks that preserve exact energy and near-original power resolution, while deferring all resets, accumulation, and visualization semantics to query time.</text:span></text:p>
      <text:p text:style-name="P8"/>
      <text:h text:style-name="P6" text:outline-level="2">Final block rules (implemented exactly)</text:h>
      <text:h text:style-name="P7" text:outline-level="3">Raw input</text:h>
      <text:p text:style-name="P61">Each pulse:</text:p>
      <text:list text:style-name="L35">
        <text:list-item>
          <text:p text:style-name="P58"><text:span text:style-name="Source_20_Text">epoch</text:span> (seconds)</text:p>
        </text:list-item>
        <text:list-item>
          <text:p text:style-name="P58"><text:span text:style-name="Source_20_Text">DeltaT</text:span> (µs since previous pulse)</text:p>
        </text:list-item>
      </text:list>
      <text:h text:style-name="P7" text:outline-level="3">Glitch rule</text:h>
      <text:list text:style-name="L36">
        <text:list-item>
          <text:p text:style-name="P59">Ignore pulse if <text:span text:style-name="Source_20_Text">DeltaT &lt; 50_000 µs</text:span></text:p>
        </text:list-item>
        <text:list-item>
          <text:p text:style-name="P59">Count and report glitches</text:p>
        </text:list-item>
      </text:list>
      <text:h text:style-name="P7" text:outline-level="3">Output record (“block”) rules</text:h>
      <text:list text:style-name="L37">
        <text:list-item>
          <text:p text:style-name="P60"><text:span text:style-name="Strong_20_Emphasis">Low-rate case (ΔT ≥ 1 second)</text:span></text:p>
          <text:list>
            <text:list-item>
              <text:p text:style-name="P60">Emit <text:span text:style-name="Strong_20_Emphasis">one output record per pulse</text:span></text:p>
            </text:list-item>
            <text:list-item>
              <text:p text:style-name="P60">No aggregation</text:p>
            </text:list-item>
            <text:list-item>
              <text:p text:style-name="P60">Fields:</text:p>
              <text:list>
                <text:list-item>
                  <text:p text:style-name="P60"><text:span text:style-name="Source_20_Text">run_start = epoch</text:span></text:p>
                </text:list-item>
                <text:list-item>
                  <text:p text:style-name="P60"><text:span text:style-name="Source_20_Text">duration_ms = DeltaT / 1000</text:span></text:p>
                </text:list-item>
                <text:list-item>
                  <text:p text:style-name="P60"><text:span text:style-name="Source_20_Text">pulse_count = 1</text:span></text:p>
                </text:list-item>
              </text:list>
            </text:list-item>
          </text:list>
        </text:list-item>
        <text:list-item>
          <text:p text:style-name="P60"><text:soft-page-break/><text:span text:style-name="Strong_20_Emphasis">High-rate case (multiple pulses per second)</text:span></text:p>
          <text:list>
            <text:list-item>
              <text:p text:style-name="P60">Aggregate pulses into a block</text:p>
            </text:list-item>
            <text:list-item>
              <text:p text:style-name="P60">Block closes when:</text:p>
              <text:list>
                <text:list-item>
                  <text:p text:style-name="P60">elapsed time ≥ 1000 ms <text:span text:style-name="Strong_20_Emphasis">OR</text:span></text:p>
                </text:list-item>
                <text:list-item>
                  <text:p text:style-name="P60">pulse_count reaches 255</text:p>
                </text:list-item>
              </text:list>
            </text:list-item>
            <text:list-item>
              <text:p text:style-name="P60">Block fields:</text:p>
              <text:list>
                <text:list-item>
                  <text:p text:style-name="P60"><text:span text:style-name="Source_20_Text">run_start = epoch of first pulse in block</text:span></text:p>
                </text:list-item>
                <text:list-item>
                  <text:p text:style-name="P60"><text:span text:style-name="Source_20_Text">duration_ms = sum(DeltaT) / 1000</text:span></text:p>
                </text:list-item>
                <text:list-item>
                  <text:p text:style-name="P60"><text:span text:style-name="Source_20_Text">pulse_count = number of pulses</text:span></text:p>
                </text:list-item>
              </text:list>
            </text:list-item>
          </text:list>
        </text:list-item>
        <text:list-item>
          <text:p text:style-name="P60"><text:span text:style-name="Strong_20_Emphasis">Continuity</text:span></text:p>
          <text:list>
            <text:list-item>
              <text:p text:style-name="P60">Block state is preserved across:</text:p>
              <text:list>
                <text:list-item>
                  <text:p text:style-name="P60">file boundaries</text:p>
                </text:list-item>
                <text:list-item>
                  <text:p text:style-name="P60">directories</text:p>
                </text:list-item>
                <text:list-item>
                  <text:p text:style-name="P60">years</text:p>
                </text:list-item>
              </text:list>
            </text:list-item>
            <text:list-item>
              <text:p text:style-name="P60">Only flushed:</text:p>
              <text:list>
                <text:list-item>
                  <text:p text:style-name="P60">at end of full ingest</text:p>
                </text:list-item>
                <text:list-item>
                  <text:p text:style-name="P60">or when block-closing conditions are met</text:p>
                </text:list-item>
              </text:list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5:37:19.436745728</meta:creation-date>
    <dc:date>2026-01-25T10:03:49.308762627</dc:date>
    <meta:editing-duration>PT5M57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6" meta:paragraph-count="147" meta:word-count="682" meta:character-count="4151" meta:non-whitespace-character-count="3704"/>
  </office:meta>
</office:document-meta>
</file>